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bd29" officeooo:paragraph-rsid="0000bd29"/>
    </style:style>
    <style:style style:name="P2" style:family="paragraph" style:parent-style-name="Standard">
      <style:paragraph-properties fo:text-align="start" style:justify-single-word="false"/>
      <style:text-properties officeooo:rsid="0000bd29" officeooo:paragraph-rsid="0000bd29"/>
    </style:style>
    <style:style style:name="T1" style:family="text">
      <style:text-properties fo:color="#6272a4" loext:opacity="100%" style:font-name="Droid Sans Mono" fo:font-size="10.5pt" fo:font-weight="normal" fo:background-color="#282a36" loext:char-shading-value="0"/>
    </style:style>
    <style:style style:name="T2" style:family="text">
      <style:text-properties fo:color="#ffffff" loext:opacity="100%" style:font-name="Droid Sans Mono" fo:font-size="10.5pt" fo:font-weight="normal" fo:background-color="#282a3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e Propriedades</text:p>
      <text:p text:style-name="P2"/>
      <text:p text:style-name="Standard">* @immutable → <text:span text:style-name="T2">Quando eu coloco o Immutable eu estou sinalizando que nessa classe vai ter apenas variaveis static, final e const, e que eu nao devo colocar variveis que podem alterar seu valor nela ! mesmo eu tentanto colocar variaveis comuns o constructor não vai deixar eu assimila-la la dentro ! RESUMUNDO IMMUTABLE = SÓ ACEITA STATIC, FINAL E CONST E SOU EU O PROGRAMADOR QUE DECIDO SE VOU COLOCAR IMMUTABLE OU NÃO POR ISSO VEJA BEM O QUE A CLASS VAI FAZER !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1:11:10.022388287</meta:creation-date>
    <dc:date>2021-06-19T11:14:32.130626795</dc:date>
    <meta:editing-duration>PT3M23S</meta:editing-duration>
    <meta:editing-cycles>1</meta:editing-cycles>
    <meta:document-statistic meta:table-count="0" meta:image-count="0" meta:object-count="0" meta:page-count="1" meta:paragraph-count="2" meta:word-count="88" meta:character-count="484" meta:non-whitespace-character-count="398"/>
    <meta:generator>LibreOffice/7.0.6.2$Linux_X86_64 LibreOffice_project/00$Build-2</meta:generator>
  </office:meta>
</office:document-meta>
</file>